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83cm" fo:min-width="7.12cm"/>
    </style:style>
    <style:style style:name="gr2" style:family="graphic" style:parent-style-name="standard">
      <style:graphic-properties draw:textarea-horizontal-align="justify" draw:textarea-vertical-align="middle" draw:auto-grow-height="false" fo:min-height="9.402cm" fo:min-width="6.104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5.846cm" fo:min-width="15.756cm"/>
    </style:style>
    <style:style style:name="gr4" style:family="graphic" style:parent-style-name="standard">
      <style:graphic-properties draw:textarea-horizontal-align="justify" draw:textarea-vertical-align="middle" draw:auto-grow-height="false" fo:min-height="6.926cm" fo:min-width="9.406cm"/>
    </style:style>
    <style:style style:name="gr5" style:family="graphic" style:parent-style-name="standard">
      <style:graphic-properties draw:fill="solid" draw:fill-color="#ccff99" draw:textarea-horizontal-align="justify" draw:textarea-vertical-align="middle" draw:auto-grow-height="false" fo:min-height="26.164cm" fo:min-width="25.424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5.342cm"/>
    </style:style>
    <style:style style:name="gr7" style:family="graphic" style:parent-style-name="standard">
      <style:graphic-properties draw:textarea-horizontal-align="justify" draw:textarea-vertical-align="middle" draw:auto-grow-height="false" fo:min-height="2.798cm" fo:min-width="6.558cm"/>
    </style:style>
    <style:style style:name="gr8" style:family="graphic" style:parent-style-name="standard">
      <style:graphic-properties draw:textarea-horizontal-align="justify" draw:textarea-vertical-align="middle" draw:auto-grow-height="false" fo:min-height="1.176cm" fo:min-width="5.342cm"/>
    </style:style>
    <style:style style:name="gr9" style:family="graphic" style:parent-style-name="standard">
      <style:graphic-properties draw:textarea-horizontal-align="justify" draw:textarea-vertical-align="middle" draw:auto-grow-height="false" fo:min-height="1.266cm" fo:min-width="5.342cm"/>
    </style:style>
    <style:style style:name="gr10" style:family="graphic" style:parent-style-name="standard">
      <style:graphic-properties draw:textarea-horizontal-align="justify" draw:textarea-vertical-align="middle" draw:auto-grow-height="false" fo:min-height="0.991cm" fo:min-width="5.342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236cm" fo:min-width="8.898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214cm" fo:min-width="8.898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1.274cm" fo:min-width="8.898cm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1.252cm" fo:min-width="8.898cm"/>
    </style:style>
    <style:style style:name="gr15" style:family="graphic" style:parent-style-name="standard">
      <style:graphic-properties draw:textarea-horizontal-align="justify" draw:textarea-vertical-align="middle" draw:auto-grow-height="false" fo:min-height="1.818cm" fo:min-width="9.406cm"/>
    </style:style>
    <style:style style:name="gr16" style:family="graphic" style:parent-style-name="standard">
      <style:graphic-properties draw:textarea-horizontal-align="justify" draw:textarea-vertical-align="middle" draw:auto-grow-height="false" fo:min-height="1.306cm" fo:min-width="0cm"/>
    </style:style>
    <style:style style:name="gr17" style:family="graphic" style:parent-style-name="standard">
      <style:graphic-properties draw:stroke="none" draw:fill="none" fo:min-height="1.601cm"/>
    </style:style>
    <style:style style:name="gr18" style:family="graphic" style:parent-style-name="standard">
      <style:graphic-properties draw:textarea-horizontal-align="justify" draw:textarea-vertical-align="middle" draw:auto-grow-height="false" fo:min-height="0.386cm" fo:min-width="8.835cm"/>
    </style:style>
    <style:style style:name="gr19" style:family="graphic" style:parent-style-name="standard">
      <style:graphic-properties draw:textarea-horizontal-align="justify" draw:textarea-vertical-align="middle" draw:auto-grow-height="false" fo:min-height="1.716cm" fo:min-width="6.558cm"/>
    </style:style>
    <style:style style:name="gr20" style:family="graphic" style:parent-style-name="standard">
      <style:graphic-properties draw:textarea-horizontal-align="justify" draw:textarea-vertical-align="middle" draw:auto-grow-height="false" fo:min-height="8.32cm" fo:min-width="7.374cm"/>
    </style:style>
    <style:style style:name="gr21" style:family="graphic" style:parent-style-name="standard">
      <style:graphic-properties draw:fill-color="#ff8080" draw:textarea-horizontal-align="justify" draw:textarea-vertical-align="middle" draw:auto-grow-height="false" fo:min-height="2.798cm" fo:min-width="6.558cm"/>
    </style:style>
    <style:style style:name="gr22" style:family="graphic" style:parent-style-name="standard">
      <style:graphic-properties draw:textarea-horizontal-align="justify" draw:textarea-vertical-align="middle" draw:auto-grow-height="false" fo:min-height="1.9cm" fo:min-width="15.756cm"/>
    </style:style>
    <style:style style:name="gr23" style:family="graphic" style:parent-style-name="standard">
      <style:graphic-properties draw:textarea-horizontal-align="justify" draw:textarea-vertical-align="middle" draw:auto-grow-height="false" fo:min-height="1.413cm" fo:min-width="5.342cm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1.232cm" fo:min-width="5.342cm"/>
    </style:style>
    <style:style style:name="gr25" style:family="graphic" style:parent-style-name="standard">
      <style:graphic-properties draw:textarea-horizontal-align="justify" draw:textarea-vertical-align="middle" draw:auto-grow-height="false" fo:min-height="0.132cm" fo:min-width="1.278cm"/>
    </style:style>
    <style:style style:name="gr26" style:family="graphic" style:parent-style-name="standard">
      <style:graphic-properties draw:textarea-horizontal-align="justify" draw:textarea-vertical-align="middle" draw:auto-grow-height="false" fo:min-height="0.054cm" fo:min-width="2.454cm"/>
    </style:style>
    <style:style style:name="gr27" style:family="graphic" style:parent-style-name="standard">
      <style:graphic-properties draw:fill-color="#ff3333" draw:textarea-horizontal-align="justify" draw:textarea-vertical-align="middle" draw:auto-grow-height="false" fo:min-height="1.716cm" fo:min-width="6.558cm"/>
    </style:style>
    <style:style style:name="gr28" style:family="graphic" style:parent-style-name="standard">
      <style:graphic-properties draw:textarea-horizontal-align="justify" draw:textarea-vertical-align="middle" draw:auto-grow-height="false" fo:min-height="2.444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1.713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1.716cm" fo:min-width="7.853cm"/>
    </style:style>
    <style:style style:name="gr31" style:family="graphic" style:parent-style-name="standard">
      <style:graphic-properties draw:textarea-horizontal-align="justify" draw:textarea-vertical-align="middle" draw:auto-grow-height="false" fo:min-height="2.798cm" fo:min-width="4.58cm"/>
    </style:style>
    <style:style style:name="gr32" style:family="graphic" style:parent-style-name="standard">
      <style:graphic-properties draw:fill-color="#ccffcc" draw:textarea-horizontal-align="justify" draw:textarea-vertical-align="middle" draw:auto-grow-height="false" fo:min-height="13.32cm" fo:min-width="6.866cm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0.916cm" fo:min-width="5.85cm"/>
    </style:style>
    <style:style style:name="gr34" style:family="graphic" style:parent-style-name="standard">
      <style:graphic-properties draw:fill-color="#ffffcc" draw:textarea-horizontal-align="justify" draw:textarea-vertical-align="middle" draw:auto-grow-height="false" fo:min-height="1.148cm" fo:min-width="5.85cm"/>
    </style:style>
    <style:style style:name="gr35" style:family="graphic" style:parent-style-name="standard">
      <style:graphic-properties draw:fill-color="#ffffcc" draw:textarea-horizontal-align="justify" draw:textarea-vertical-align="middle" draw:auto-grow-height="false" fo:min-height="0.926cm" fo:min-width="5.85cm"/>
    </style:style>
    <style:style style:name="gr36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.926cm" fo:min-width="5.85cm"/>
    </style:style>
    <style:style style:name="gr37" style:family="graphic" style:parent-style-name="standard">
      <style:graphic-properties draw:fill-color="#ffffcc" draw:textarea-horizontal-align="justify" draw:textarea-vertical-align="middle" draw:auto-grow-height="false" fo:min-height="2.798cm" fo:min-width="8.136cm"/>
    </style:style>
    <style:style style:name="gr38" style:family="graphic" style:parent-style-name="standard">
      <style:graphic-properties draw:textarea-horizontal-align="justify" draw:textarea-vertical-align="middle" draw:auto-grow-height="false" fo:min-height="6.417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1.9cm" fo:min-width="9.444cm"/>
    </style:style>
    <style:style style:name="gr4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solid" draw:fill-color="#ccff99"/>
      <style:paragraph-properties fo:text-align="center"/>
      <style:text-properties fo:font-size="18pt"/>
    </style:style>
    <style:style style:name="P5" style:family="paragraph">
      <style:paragraph-properties fo:text-align="center"/>
      <style:text-properties style:font-name="Cantarell" fo:font-size="18pt"/>
    </style:style>
    <style:style style:name="P6" style:family="paragraph">
      <style:paragraph-properties fo:text-align="center"/>
      <style:text-properties style:font-name="Cantarell" fo:font-size="18pt" style:font-size-asian="18pt" style:font-size-complex="18pt"/>
    </style:style>
    <style:style style:name="P7" style:family="paragraph">
      <loext:graphic-properties draw:fill-color="#729fcf"/>
      <style:paragraph-properties fo:text-align="center"/>
      <style:text-properties style:font-name="Cantarell" fo:font-size="18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-color="#ff8080"/>
      <style:paragraph-properties fo:text-align="center"/>
      <style:text-properties style:font-name="Cantarell" fo:font-size="18pt" style:font-size-asian="18pt" style:font-size-complex="18pt"/>
    </style:style>
    <style:style style:name="P10" style:family="paragraph">
      <loext:graphic-properties draw:fill-color="#ff3333"/>
      <style:paragraph-properties fo:text-align="center"/>
      <style:text-properties style:font-name="Cantarell" fo:font-size="18pt" style:font-size-asian="18pt" style:font-size-complex="18pt"/>
    </style:style>
    <style:style style:name="P11" style:family="paragraph">
      <loext:graphic-properties draw:fill-color="#ccffcc"/>
      <style:paragraph-properties fo:text-align="center"/>
      <style:text-properties style:font-name="Cantarell" fo:font-size="18pt" style:font-size-asian="18pt" style:font-size-complex="18pt"/>
    </style:style>
    <style:style style:name="P12" style:family="paragraph">
      <loext:graphic-properties draw:fill-color="#ffffcc"/>
      <style:paragraph-properties fo:text-align="center"/>
      <style:text-properties style:font-name="Cantarell" fo:font-size="18pt" style:font-size-asian="18pt" style:font-size-complex="18pt"/>
    </style:style>
    <style:style style:name="P13" style:family="paragraph">
      <loext:graphic-properties draw:fill-color="#ffffcc" draw:fill-image-width="0cm" draw:fill-image-height="0cm"/>
      <style:paragraph-properties fo:text-align="center"/>
      <style:text-properties style:font-name="Cantarell" fo:font-size="18pt" style:font-size-asian="18pt" style:font-size-complex="18pt"/>
    </style:style>
    <style:style style:name="P14" style:family="paragraph">
      <loext:graphic-properties draw:fill-color="#ffffcc"/>
      <style:paragraph-properties fo:text-align="center"/>
      <style:text-properties fo:font-size="18pt"/>
    </style:style>
    <style:style style:name="P15" style:family="paragraph">
      <loext:graphic-properties draw:fill-color="#ffffff"/>
    </style:style>
    <style:style style:name="T1" style:family="text">
      <style:text-properties style:font-name="Cantarell" fo:font-size="18pt" style:font-size-asian="18pt" style:font-size-complex="18pt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7.62cm" svg:height="5.08cm" svg:x="40.359cm" svg:y="17.2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04cm" svg:height="9.652cm" svg:x="5.025cm" svg:y="6.4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.256cm" svg:height="6.096cm" svg:x="19.493cm" svg:y="34.5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906cm" svg:height="7.176cm" svg:x="3.162cm" svg:y="17.1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5.924cm" svg:height="26.414cm" svg:x="1.499cm" svg:y="2.261cm">
          <text:p text:style-name="P3"><text:span text:style-name="T1">MainWindow.cpp (QT4.8.6)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.842cm" svg:height="2.54cm" svg:x="41.329cm" svg:y="5.42cm">
          <text:p text:style-name="P5"><text:span text:style-name="T2">TTY_motors.cpp</text:span></text:p>
          <text:p text:style-name="P5"><text:span text:style-name="T3">(set serial link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7.058cm" svg:height="3.048cm" svg:x="40.605cm" svg:y="11.283cm">
          <text:p text:style-name="P6"><text:span text:style-name="T1">XY_Z_Init.cpp</text:span></text:p>
          <text:p text:style-name="P6"><text:span text:style-name="T1">(Motor initialis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842cm" svg:height="1.426cm" svg:x="3.531cm" svg:y="8.095cm">
          <text:p text:style-name="P6"><text:span text:style-name="T1">Main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842cm" svg:height="1.516cm" svg:x="3.531cm" svg:y="9.881cm">
          <text:p text:style-name="P5"><text:span text:style-name="T2">Mainwindow.h</text:span></text:p>
          <text:p text:style-name="P5"><text:span text:style-name="T3">(Class defini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.842cm" svg:height="1.241cm" svg:x="3.531cm" svg:y="11.667cm">
          <text:p text:style-name="P6"><text:span text:style-name="T1">Heade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9.398cm" svg:height="1.486cm" svg:x="3.416cm" svg:y="17.321cm">
          <text:p text:style-name="P6"><text:span text:style-name="T1">MainWindow.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9.398cm" svg:height="1.464cm" svg:x="3.416cm" svg:y="19.021cm">
          <text:p text:style-name="P6"><text:span text:style-name="T1">GUI_creator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9.398cm" svg:height="1.524cm" svg:x="3.416cm" svg:y="20.755cm">
          <text:p text:style-name="P6"><text:span text:style-name="T1">menu_connections_creator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9.398cm" svg:height="1.502cm" svg:x="3.416cm" svg:y="22.455cm">
          <text:p text:style-name="P6"><text:span text:style-name="T1">Connections_Creator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9.906cm" svg:height="2.068cm" svg:x="3.162cm" svg:y="25.4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9.398cm" svg:height="1.502cm" svg:x="3.416cm" svg:y="25.755cm">
          <text:p text:style-name="P6"><text:span text:style-name="T1">SHM_Creator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762cm" svg:height="1.778cm" svg:x="52.779cm" svg:y="8.4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6.665cm" svg:height="1.851cm" svg:x="50.606cm" svg:y="8.896cm">
          <draw:text-box>
            <text:p text:style-name="P3"><text:span text:style-name="T1">Enable <text:s text:c="5"/>Z_feedback</text:span></text:p>
          </draw:text-box>
        </draw:frame>
        <draw:custom-shape draw:style-name="gr18" draw:text-style-name="P1" draw:layer="layout" svg:width="10.668cm" svg:height="1.27cm" svg:x="29.439cm" svg:y="6.019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8" draw:layer="layout" svg:width="6.299cm" svg:height="1.851cm" svg:x="30.107cm" svg:y="5.297cm">
          <draw:text-box>
            <text:p text:style-name="P3"><text:span text:style-name="T1">INIT of Serial Ports</text:span></text:p>
          </draw:text-box>
        </draw:frame>
        <draw:custom-shape draw:style-name="gr19" draw:text-style-name="P6" draw:layer="layout" svg:width="7.058cm" svg:height="1.966cm" svg:x="40.523cm" svg:y="17.587cm">
          <text:p text:style-name="P6"><text:span text:style-name="T1">Move_motors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7.058cm" svg:height="1.966cm" svg:x="40.523cm" svg:y="19.887cm">
          <text:p text:style-name="P6"><text:span text:style-name="T1">ScanYX_XY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7.874cm" svg:height="8.57cm" svg:x="39.853cm" svg:y="31.537cm">
          <text:p text:style-name="P6"><text:span text:style-name="T1">ADCXRF_SHM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7.058cm" svg:height="3.048cm" svg:x="20.005cm" svg:y="36.083cm">
          <text:p text:style-name="P6"><text:span text:style-name="T1">CAEN H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7.058cm" svg:height="3.048cm" svg:x="28.205cm" svg:y="36.083cm">
          <text:p text:style-name="P6"><text:span text:style-name="T1">CAEN Oscillosco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6.256cm" svg:height="2.15cm" svg:x="19.493cm" svg:y="31.653cm">
          <text:p text:style-name="P6"><text:span text:style-name="T1">Digitiser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762cm" svg:height="1.778cm" svg:x="24.423cm" svg:y="29.1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762cm" svg:height="1.778cm" svg:x="30.824cm" svg:y="34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0.762cm" svg:height="1.778cm" svg:x="24.725cm" svg:y="34.0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7.319cm" svg:height="1.851cm" svg:x="27.508cm" svg:y="34.898cm">
          <draw:text-box>
            <text:p text:style-name="P3"><text:span text:style-name="T1">Digitizer <text:s text:c="5"/>settings</text:span></text:p>
          </draw:text-box>
        </draw:frame>
        <draw:frame draw:style-name="gr17" draw:text-style-name="P8" draw:layer="layout" svg:width="7.319cm" svg:height="1.851cm" svg:x="18.809cm" svg:y="34.899cm">
          <draw:text-box>
            <text:p text:style-name="P3"><text:span text:style-name="T1">Detector HV</text:span></text:p>
          </draw:text-box>
        </draw:frame>
        <draw:frame draw:style-name="gr17" draw:text-style-name="P8" draw:layer="layout" svg:width="15.047cm" svg:height="1.851cm" svg:x="20.01cm" svg:y="39.5cm">
          <draw:text-box>
            <text:p text:style-name="P3"><text:span text:style-name="T1">CAEN executables via USB or Optical link</text:span></text:p>
          </draw:text-box>
        </draw:frame>
        <draw:custom-shape draw:style-name="gr6" draw:text-style-name="P5" draw:layer="layout" svg:width="5.842cm" svg:height="2.54cm" svg:x="50.229cm" svg:y="5.42cm">
          <text:p text:style-name="P5"><text:span text:style-name="T1">Arduino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draw:layer="layout" svg:width="5.842cm" svg:height="1.663cm" svg:x="3.532cm" svg:y="13.245cm">
          <text:p text:style-name="P6"><text:span text:style-name="T1">variable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5.842cm" svg:height="1.482cm" svg:x="3.532cm" svg:y="6.239cm">
          <text:p text:style-name="P6"><text:span text:style-name="T1">Resource.q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2.032cm" svg:height="0.763cm" svg:x="47.722cm" svg:y="6.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3.376cm" svg:height="0.608cm" svg:x="36.143cm" svg:y="32.2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0" draw:layer="layout" svg:width="7.058cm" svg:height="1.966cm" svg:x="40.269cm" svg:y="25.649cm">
          <text:p text:style-name="P6"><text:span text:style-name="T1">S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0.653cm" svg:height="3.362cm" svg:x="43.604cm" svg:y="27.96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0.653cm" svg:height="2.451cm" svg:x="43.604cm" svg:y="22.7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8" draw:layer="layout" svg:width="6.299cm" svg:height="1.851cm" svg:x="41.107cm" svg:y="15.097cm">
          <draw:text-box>
            <text:p text:style-name="P3"><text:span text:style-name="T1">Enable <text:s text:c="5"/>Motors</text:span></text:p>
          </draw:text-box>
        </draw:frame>
        <draw:custom-shape draw:style-name="gr16" draw:text-style-name="P1" draw:layer="layout" svg:width="0.762cm" svg:height="1.778cm" svg:x="43.68cm" svg:y="14.9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6" draw:layer="layout" svg:width="8.353cm" svg:height="1.966cm" svg:x="16.955cm" svg:y="11.487cm">
          <text:p text:style-name="P6"><text:span text:style-name="T1">mainwindow_online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8.353cm" svg:height="1.966cm" svg:x="16.955cm" svg:y="13.787cm">
          <text:p text:style-name="P6"><text:span text:style-name="T1">mainwindow_mouse_XY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8.353cm" svg:height="1.966cm" svg:x="16.955cm" svg:y="9.187cm">
          <text:p text:style-name="P6"><text:span text:style-name="T1">mainwindow_showMap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8.353cm" svg:height="1.966cm" svg:x="16.955cm" svg:y="16.087cm">
          <text:p text:style-name="P6"><text:span text:style-name="T1">mainwindow_online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8.353cm" svg:height="1.966cm" svg:x="16.955cm" svg:y="18.387cm">
          <text:p text:style-name="P6"><text:span text:style-name="T1">mainwindow_mouse_XY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5.08cm" svg:height="3.048cm" svg:x="50.621cm" svg:y="11.283cm">
          <text:p text:style-name="P6"><text:span text:style-name="T1">Autotraking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762cm" svg:height="1.778cm" svg:x="43.68cm" svg:y="8.4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8" draw:layer="layout" svg:width="6.299cm" svg:height="1.851cm" svg:x="41.107cm" svg:y="8.796cm">
          <draw:text-box>
            <text:p text:style-name="P3"><text:span text:style-name="T1">Enable <text:s text:c="5"/>TTYUSB</text:span></text:p>
          </draw:text-box>
        </draw:frame>
        <draw:custom-shape draw:style-name="gr25" draw:text-style-name="P1" draw:layer="layout" svg:width="2.032cm" svg:height="0.763cm" svg:x="48.023cm" svg:y="12.7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1" draw:layer="layout" svg:width="7.366cm" svg:height="13.57cm" svg:x="30.709cm" svg:y="9.627cm">
          <text:p text:style-name="P6"><text:span text:style-name="T1">QWT_6_1 </text:span></text:p>
          <text:p text:style-name="P6"><text:span text:style-name="T1">(spectrum viewer)</text:span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6.35cm" svg:height="1.166cm" svg:x="31.217cm" svg:y="12.387cm">
          <text:p text:style-name="P6"><text:span text:style-name="T1">Main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2" draw:layer="layout" svg:width="6.35cm" svg:height="1.398cm" svg:x="31.217cm" svg:y="13.887cm">
          <text:p text:style-name="P6"><text:span text:style-name="T1">Mainwindow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6.35cm" svg:height="1.176cm" svg:x="31.217cm" svg:y="15.587cm">
          <text:p text:style-name="P6"><text:span text:style-name="T1">Plot.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6.35cm" svg:height="1.176cm" svg:x="31.217cm" svg:y="17.087cm">
          <text:p text:style-name="P6"><text:span text:style-name="T1">Mainwindow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6.35cm" svg:height="1.176cm" svg:x="31.217cm" svg:y="18.587cm">
          <text:p text:style-name="P6"><text:span text:style-name="T1">Plo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6.35cm" svg:height="1.176cm" svg:x="31.217cm" svg:y="20.087cm">
          <text:p text:style-name="P6"><text:span text:style-name="T1">Pixmap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3" draw:layer="layout" svg:width="6.35cm" svg:height="1.176cm" svg:x="31.217cm" svg:y="21.587cm">
          <text:p text:style-name="P6"><text:span text:style-name="T1">Complexnumbe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8.636cm" svg:height="3.048cm" svg:x="9.811cm" svg:y="37.567cm">
          <text:p text:style-name="P3"><text:span text:style-name="T1">Onboard cameras</text:span></text:p>
          <text:p text:style-name="P3"><text:span text:style-name="T1">(via VLC)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762cm" svg:height="7.619cm" svg:x="16.524cm" svg:y="29.1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6" draw:layer="layout" svg:width="9.944cm" svg:height="2.15cm" svg:x="2.893cm" svg:y="31.617cm">
          <text:p text:style-name="P6"><text:span text:style-name="T1">Detector_cooling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0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62cm" fo:margin-bottom="0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8cm" fo:margin-bottom="0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9cm" fo:margin-bottom="0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9000015258789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51.684cm" svg:height="6.683cm" svg:x="3.862cm" svg:y="2.586cm" presentation:class="title" presentation:placeholder="true">
        <draw:text-box/>
      </draw:frame>
      <draw:frame presentation:style-name="Default-outline1" draw:layer="backgroundobjects" svg:width="51.684cm" svg:height="23.215cm" svg:x="3.862cm" svg:y="10.358cm" presentation:class="outline" presentation:placeholder="true">
        <draw:text-box/>
      </draw:frame>
      <draw:frame presentation:style-name="Mpr1" draw:text-style-name="MP2" draw:layer="backgroundobjects" svg:width="13.379cm" svg:height="2.76cm" svg:x="3.862cm" svg:y="37.45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8.203cm" svg:height="2.76cm" svg:x="20.631cm" svg:y="37.45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379cm" svg:height="2.76cm" svg:x="42.167cm" svg:y="37.45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o </meta:initial-creator>
    <meta:creation-date>2016-02-02T21:36:16.386600490</meta:creation-date>
    <dc:date>2016-02-06T09:37:07.088571730</dc:date>
    <dc:creator>frao </dc:creator>
    <meta:editing-duration>P3DT11H24M38S</meta:editing-duration>
    <meta:editing-cycles>96</meta:editing-cycles>
    <meta:generator>LibreOffice/5.0.4.2$Linux_X86_64 LibreOffice_project/00$Build-2</meta:generator>
    <meta:printed-by>frao </meta:printed-by>
    <meta:print-date>2016-02-04T09:17:08.177527147</meta:print-date>
    <meta:document-statistic meta:object-count="85"/>
  </office:meta>
</office:document-meta>
</file>